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siColorLogger.printMessage( final String message , final PrintStream stream , final int priori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nsiColorLogger.setColor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